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2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style:font-name="Roboto" fo:font-size="11pt" officeooo:rsid="0015f8a8" officeooo:paragraph-rsid="0015f8a8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ec85" style:font-weight-asian="bold" style:font-weight-complex="bold"/>
    </style:style>
    <style:style style:name="T4" style:family="text">
      <style:text-properties fo:font-weight="bold" officeooo:rsid="000648c3" style:font-weight-asian="bold" style:font-weight-complex="bold"/>
    </style:style>
    <style:style style:name="T5" style:family="text">
      <style:text-properties fo:font-weight="bold" officeooo:rsid="00115442" style:font-weight-asian="bold" style:font-weight-complex="bold"/>
    </style:style>
    <style:style style:name="T6" style:family="text">
      <style:text-properties fo:font-weight="bold" officeooo:rsid="0011a7a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8bdac"/>
    </style:style>
    <style:style style:name="T10" style:family="text">
      <style:text-properties officeooo:rsid="0008be47"/>
    </style:style>
    <style:style style:name="T11" style:family="text">
      <style:text-properties officeooo:rsid="000964b7"/>
    </style:style>
    <style:style style:name="T12" style:family="text">
      <style:text-properties officeooo:rsid="0009ec85"/>
    </style:style>
    <style:style style:name="T13" style:family="text">
      <style:text-properties officeooo:rsid="000a48f5"/>
    </style:style>
    <style:style style:name="T14" style:family="text">
      <style:text-properties officeooo:rsid="000bd3b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ec85" style:font-weight-asian="normal" style:font-weight-complex="normal"/>
    </style:style>
    <style:style style:name="T17" style:family="text">
      <style:text-properties officeooo:rsid="000e5ce3"/>
    </style:style>
    <style:style style:name="T18" style:family="text">
      <style:text-properties officeooo:rsid="0011a7a5"/>
    </style:style>
    <style:style style:name="T19" style:family="text">
      <style:text-properties officeooo:rsid="001422df"/>
    </style:style>
    <style:style style:name="T20" style:family="text">
      <style:text-properties officeooo:rsid="00145b75"/>
    </style:style>
    <style:style style:name="T21" style:family="text">
      <style:text-properties fo:font-variant="normal" fo:text-transform="none" fo:color="#666666" loext:opacity="100%" style:font-name="Lato" fo:font-size="10.5pt" fo:letter-spacing="normal" fo:font-style="normal" fo:font-weight="normal" fo:background-color="#faf9f8" loext:char-shading-value="0" loext:padding="0cm" loext:border="none"/>
    </style:style>
    <style:style style:name="T22" style:family="text">
      <style:text-properties fo:font-variant="normal" fo:text-transform="none" fo:color="#666666" loext:opacity="100%" fo:letter-spacing="normal" fo:font-style="normal" fo:font-weight="normal" fo:background-color="#faf9f8" loext:char-shading-value="0" loext:padding="0cm" loext:border="none"/>
    </style:style>
    <style:style style:name="T23" style:family="text">
      <style:text-properties fo:font-variant="normal" fo:text-transform="none" fo:letter-spacing="normal" fo:font-style="normal" fo:font-weight="normal" fo:background-color="#faf9f8" loext:char-shading-value="0" loext:padding="0cm" loext:border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8"><text:span text:style-name="T1">60210 GRANDVILLIERS</text:span></text:p>
        <text:p text:style-name="P8"><text:span text:style-name="T1">Téléphone</text:span> : 06 <text:span text:style-name="T1">74 72 36 01</text:span></text:p>
        <text:p text:style-name="P5"><text:span text:style-name="T1">E-mail : alek6.don@gmail.com</text:span> </text:p>
        <text:p text:style-name="P14"/>
        <text:p text:style-name="P3"/>
        <text:p text:style-name="P3"/>
        <text:p text:style-name="P3">AVR Solutions</text:p>
        <text:p text:style-name="P15"><text:span text:style-name="T23">4 bis, rue Gui Patin</text:span><text:line-break/><text:span text:style-name="T23">60000 BEAUVAIS</text:span></text:p>
        <text:p text:style-name="P5"/>
        <text:p text:style-name="P5"/>
        <text:p text:style-name="P5"/>
      </text:section>
      <text:p text:style-name="P12"/>
      <text:p text:style-name="P13">Le <text:span text:style-name="T14">28/11/2022</text:span> </text:p>
      <text:p text:style-name="P12"/>
      <text:p text:style-name="P12"><text:span text:style-name="T7">Objet</text:span><text:span text:style-name="T8"> :</text:span> <text:span text:style-name="T17">recherche de stage non rémunéré</text:span> </text:p>
      <text:p text:style-name="P12"/>
      <text:p text:style-name="P12"/>
      <text:p text:style-name="P5">Madame, Monsieur, </text:p>
      <text:p text:style-name="P5"/>
      <text:p text:style-name="P5">Je vous adresse ma candidature pour un stage qui aura lieu du <text:span text:style-name="T1">13 février</text:span> au <text:span text:style-name="T1">5 mai</text:span> 20<text:span text:style-name="T1">2</text:span>2 afin de rejoindre vos équipes. <text:span text:style-name="T18">Veuillez noter que ce stage n’engendrera </text:span><text:span text:style-name="T6">aucun coût de votre part</text:span>. </text:p>
      <text:p text:style-name="P5"/>
      <text:p text:style-name="P6"><text:span text:style-name="T12">Je sui</text:span><text:span text:style-name="T13">s</text:span><text:span text:style-name="T12"> actuellement en</text:span> formation de «<text:span text:style-name="T2">Concepteur Développeur </text:span><text:span text:style-name="T4">d’Applications</text:span>» auprès de l’AFPA à Amiens (80) en vue d’obtenir un diplôme de niveau II (Bac +3/4). </text:p>
      <text:p text:style-name="P6">Après <text:span text:style-name="T1">8</text:span> ans d’activité commerciale dont <text:span text:style-name="T1">4</text:span> années dans le <text:span text:style-name="T1">Marketing</text:span>, j’<text:span text:style-name="T18">ai l’opportunité de</text:span> donner une nouvelle orientation à ma carrière <text:span text:style-name="T1">en rejoignant, </text:span><text:span text:style-name="T19">plein d’enthousiasme, </text:span><text:span text:style-name="T1">ma vocation initiale</text:span>. </text:p>
      <text:p text:style-name="P5"/>
      <text:p text:style-name="P5">Aujourd'hui, je souhaite rejoindre une équipe dynamique avec laquelle je pourrais mettre à profit mes nouvelles compétences <text:span text:style-name="T20">ainsi que </text:span>mes qualités relationnelles, <text:span text:style-name="T20">d’analyse</text:span> et d'organisation <text:span text:style-name="T20">acquises au cours de mes expériences professionnelles</text:span>. </text:p>
      <text:p text:style-name="P5"/>
      <text:p text:style-name="P9">Vous maîtrisez des technologies que j’utilise depuis <text:span text:style-name="T11">m</text:span>e<text:span text:style-name="T11">s</text:span> <text:span text:style-name="T11">modules de</text:span> <text:span text:style-name="T11">pré-</text:span>formation (telles que <text:span text:style-name="T2">PHP/Symfony</text:span><text:span text:style-name="T15">,</text:span><text:span text:style-name="T2"> React, </text:span><text:span text:style-name="T5">ReactNative</text:span>…), <text:span text:style-name="T9">et vous proposez un vaste panel de solutions à apporter </text:span><text:span text:style-name="T10">à vos clients </text:span><text:span text:style-name="T12">(</text:span><text:span text:style-name="T3">Docudesign</text:span><text:span text:style-name="T16">,</text:span><text:span text:style-name="T3"> Digiposte</text:span><text:span text:style-name="T16">,</text:span><text:span text:style-name="T3"> Axelor</text:span><text:span text:style-name="T12">...)</text:span><text:span text:style-name="T10">, </text:span><text:span text:style-name="T11">ce qui m’intéresse d’autant plus.</text:span></text:p>
      <text:p text:style-name="P10"/>
      <text:p text:style-name="P11">C’est pourquoi j’ai le sentiment que ma formation et mon profil vous <text:span text:style-name="T13">seront</text:span> utiles, <text:span text:style-name="T9">et </text:span>qu<text:span text:style-name="T9">e notre</text:span> collaboration <text:span text:style-name="T9">sera synergique</text:span>.</text:p>
      <text:p text:style-name="P11"/>
      <text:p text:style-name="P5"><text:span text:style-name="T9">J</text:span>e vous remercie de l'attention que vous porterez à l'examen de ma demande de stage. <text:span text:style-name="T17">J</text:span>e reste à votre entière disposition pour toute information complémentaire. Dans cette attente, je vous prie d'agréer, Madame, Monsieur, l'expression de mes salutations distinguées. </text:p>
      <text:p text:style-name="P7"/>
      <text:p text:style-name="P7"/>
      <text:p text:style-name="P7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8T14:29:26.308019285</dc:date>
    <meta:editing-duration>PT48M3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55" meta:character-count="1687" meta:non-whitespace-character-count="1441"/>
  </office:meta>
</office:document-meta>
</file>